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gradient" draw:fill-color="#ffffff" draw:fill-gradient-name="Soft_20_gre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008000" draw:marker-start-width="0.35cm" draw:marker-end-width="0.35cm" draw:fill="gradient" draw:fill-gradient-name="Greenish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0000" draw:marker-start-width="0.35cm" draw:marker-end-width="0.35cm" draw:fill="gradient" draw:fill-gradient-name="Redish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1.5cm" svg:height="1cm" svg:x="0.1cm" svg:y="0.5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.5cm" svg:height="1cm" svg:x="8.1cm" svg:y="0.5cm">
          <text:p text:style-name="P1">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.5cm" svg:height="1cm" svg:x="8.1cm" svg:y="2cm">
          <text:p text:style-name="P1">s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5.963cm" svg:height="0.716cm" svg:x="1.8cm" svg:y="0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425cm" svg:height="0.642cm" svg:x="4.175cm" svg:y="1.65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2" draw:layer="layout" draw:type="curve" svg:x1="1.6cm" svg:y1="1cm" svg:x2="8.1cm" svg:y2="1cm" draw:start-shape="id1" draw:start-glue-point="1" draw:end-shape="id2" draw:end-glue-point="3">
          <text:p text:style-name="P3"/>
        </draw:connector>
        <draw:connector draw:style-name="gr3" draw:text-style-name="P2" draw:layer="layout" draw:type="curve" svg:x1="0.85cm" svg:y1="1.5cm" svg:x2="8.1cm" svg:y2="2.5cm" draw:start-shape="id1" draw:start-glue-point="2" draw:end-shape="id3" draw:end-glue-point="3">
          <text:p text:style-name="P3"/>
        </draw:connector>
        <draw:custom-shape draw:style-name="gr1" draw:text-style-name="P1" draw:id="id4" draw:layer="layout" svg:width="1.5cm" svg:height="1cm" svg:x="3.1cm" svg:y="6.9cm">
          <text:p text:style-name="P1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1.5cm" svg:height="1cm" svg:x="6.6cm" svg:y="6.9cm">
          <text:p text:style-name="P1">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1.5cm" svg:height="1cm" svg:x="6.6cm" svg:y="8.4cm">
          <text:p text:style-name="P1">s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45cm" svg:height="0.642cm" svg:x="4.8cm" svg:y="6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425cm" svg:height="0.642cm" svg:x="5.1cm" svg:y="7.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2" draw:layer="layout" draw:type="curve" svg:x1="4.6cm" svg:y1="7.4cm" svg:x2="6.6cm" svg:y2="7.4cm" draw:start-shape="id4" draw:start-glue-point="1" draw:end-shape="id5" draw:end-glue-point="3">
          <text:p text:style-name="P3"/>
        </draw:connector>
        <draw:connector draw:style-name="gr3" draw:text-style-name="P2" draw:layer="layout" draw:type="curve" svg:x1="3.85cm" svg:y1="7.9cm" svg:x2="6.6cm" svg:y2="8.9cm" draw:start-shape="id4" draw:start-glue-point="2" draw:end-shape="id6" draw:end-glue-point="3">
          <text:p text:style-name="P3"/>
        </draw:connector>
        <draw:custom-shape draw:style-name="gr1" draw:text-style-name="P1" draw:id="id7" draw:layer="layout" svg:width="1.5cm" svg:height="1cm" svg:x="3.1cm" svg:y="9.958cm">
          <text:p text:style-name="P1">s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3.1cm" svg:y1="7.4cm" svg:x2="3.1cm" svg:y2="10.458cm" draw:start-shape="id4" draw:start-glue-point="3" draw:end-shape="id7" draw:end-glue-point="3">
          <text:p text:style-name="P3"/>
        </draw:connector>
        <draw:frame draw:style-name="gr2" draw:layer="layout" svg:width="5.141cm" svg:height="0.715cm" svg:x="-0.041cm" svg:y="9.09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2" draw:layer="layout" draw:type="curve" svg:x1="4.6cm" svg:y1="10.458cm" svg:x2="7.35cm" svg:y2="9.4cm" draw:start-shape="id7" draw:start-glue-point="1" draw:end-shape="id6" draw:end-glue-point="2">
          <text:p text:style-name="P3"/>
        </draw:connector>
        <draw:frame draw:style-name="gr2" draw:layer="layout" svg:width="1.425cm" svg:height="0.642cm" svg:x="5.175cm" svg:y="10.6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id="id8" draw:layer="layout" svg:width="1.5cm" svg:height="1cm" svg:x="10.3cm" svg:y="0.5cm">
          <text:p text:style-name="P1">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1.5cm" svg:height="1cm" svg:x="18.3cm" svg:y="0.5cm">
          <text:p text:style-name="P1">s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5.963cm" svg:height="0.716cm" svg:x="12.037cm" svg:y="0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3" draw:text-style-name="P2" draw:layer="layout" draw:type="curve" svg:x1="11.8cm" svg:y1="1cm" svg:x2="18.3cm" svg:y2="1cm" draw:start-shape="id8" draw:start-glue-point="1" draw:end-shape="id9" draw:end-glue-point="3">
          <text:p text:style-name="P3"/>
        </draw:connector>
        <draw:custom-shape draw:style-name="gr1" draw:text-style-name="P1" draw:id="id10" draw:layer="layout" svg:width="1.5cm" svg:height="1cm" svg:x="10.3cm" svg:y="6.9cm">
          <text:p text:style-name="P1">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5.141cm" svg:height="0.716cm" svg:x="11.837cm" svg:y="6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3" draw:text-style-name="P2" draw:layer="layout" draw:type="curve" svg:x1="11.8cm" svg:y1="7.4cm" svg:x2="17.1cm" svg:y2="7.4cm" draw:start-shape="id10" draw:start-glue-point="1" draw:end-shape="id11" draw:end-glue-point="3">
          <text:p text:style-name="P3"/>
        </draw:connector>
        <draw:custom-shape draw:style-name="gr1" draw:text-style-name="P1" draw:id="id11" draw:layer="layout" svg:width="1.5cm" svg:height="1cm" svg:x="17.1cm" svg:y="6.9cm">
          <text:p text:style-name="P1">s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2" draw:layer="layout" svg:width="1.5cm" svg:height="1cm" svg:x="20.6cm" svg:y="6.9cm">
          <text:p text:style-name="P1">s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8.6cm" svg:y1="7.4cm" svg:x2="20.6cm" svg:y2="7.4cm" draw:start-shape="id11" draw:start-glue-point="1" draw:end-shape="id12" draw:end-glue-point="3">
          <text:p text:style-name="P3"/>
        </draw:connector>
        <draw:frame draw:style-name="gr2" draw:layer="layout" svg:width="1.45cm" svg:height="0.642cm" svg:x="18.9cm" svg:y="6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id="id13" draw:layer="layout" svg:width="1.5cm" svg:height="1cm" svg:x="20.6cm" svg:y="9.5cm">
          <text:p text:style-name="P1">s''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.85cm" svg:y1="7.9cm" svg:x2="20.6cm" svg:y2="10cm" draw:start-shape="id11" draw:start-glue-point="2" draw:end-shape="id13" draw:end-glue-point="3">
          <text:p text:style-name="P3"/>
        </draw:connector>
        <draw:frame draw:style-name="gr2" draw:layer="layout" svg:width="5.174cm" svg:height="0.716cm" svg:x="13.126cm" svg:y="9.28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4" draw:text-style-name="P2" draw:layer="layout" svg:width="1cm" svg:height="2.5cm" svg:x="4.461cm" svg:y="3.4cm">
          <text:p text:style-name="P3"/>
          <draw:enhanced-geometry svg:viewBox="0 0 21600 21600" draw:text-areas="?f0 0 ?f2 ?f5" draw:type="down-arrow" draw:modifiers="15641.3793103448 5783.016983016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cm" svg:height="2.5cm" svg:x="15.142cm" svg:y="3.4cm">
          <text:p text:style-name="P3"/>
          <draw:enhanced-geometry svg:viewBox="0 0 21600 21600" draw:text-areas="?f0 0 ?f2 ?f5" draw:type="down-arrow" draw:modifiers="15641.3793103448 5783.016983016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0cm" svg:y1="0.1cm" svg:x2="10cm" svg:y2="13.5cm">
          <text:p text:style-name="P3"/>
        </draw:line>
        <draw:frame draw:style-name="gr7" draw:text-style-name="P4" draw:layer="layout" svg:width="1.277cm" svg:height="0.984cm" svg:x="4.323cm" svg:y="12.259cm">
          <draw:text-box>
            <text:p text:style-name="P3"><text:span text:style-name="T1">(a)</text:span></text:p>
          </draw:text-box>
        </draw:frame>
        <draw:frame draw:style-name="gr7" draw:text-style-name="P4" draw:layer="layout" svg:width="1.315cm" svg:height="0.984cm" svg:x="14.985cm" svg:y="12.259cm">
          <draw:text-box>
            <text:p text:style-name="P3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gradient draw:name="Greenish" draw:style="linear" draw:start-color="#23ff23" draw:end-color="#355e00" draw:start-intensity="100%" draw:end-intensity="100%" draw:angle="0" draw:border="0%"/>
    <draw:gradient draw:name="Redish" draw:style="linear" draw:start-color="#dc2300" draw:end-color="#800000" draw:start-intensity="100%" draw:end-intensity="100%" draw:angle="0" draw:border="0%"/>
    <draw:gradient draw:name="Soft_20_grey" draw:display-name="Soft grey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cm" fo:page-height="13.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0_Beta$Unix OpenOffice.org_project/300m2$Build-9281</meta:generator>
    <meta:initial-creator>Julien Ponge</meta:initial-creator>
    <meta:creation-date>2008-05-12T01:38:50</meta:creation-date>
    <dc:date>2008-05-12T02:05:55</dc:date>
    <meta:editing-cycles>3</meta:editing-cycles>
    <meta:editing-duration>PT00H03M01S</meta:editing-duration>
    <meta:document-statistic meta:object-count="38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  <math:mi>,</math:mi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1</math:mn>
          </math:msub>
          <math:mo math:stretchy="false">&lt;</math:mo>
          <math:mn>3</math:mn>
        </math:mrow>
        <math:mo math:stretchy="false">)</math:mo>
      </math:mrow>
    </math:mrow>
    <math:annotation math:encoding="StarMath 5.0">a({}+{}), nitalic {C-Invoke}(T_1 &lt; 3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ɛ</math:mo>
      <math:mi>,</math:mi>
      <math:mstyle math:fontstyle="normal">
        <math:mrow>
          <math:mrow>
            <math:mi math:fontstyle="normal">M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1</math:mn>
          </math:msub>
          <math:mo math:stretchy="false">=</math:mo>
          <math:mi>k</math:mi>
        </math:mrow>
        <math:mo math:stretchy="false">)</math:mo>
      </math:mrow>
    </math:mrow>
    <math:annotation math:encoding="StarMath 5.0">%varepsilon, nitalic {M-Invoke}(T_1 = k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b({}+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a({}+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b({}+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ɛ</math:mo>
      <math:mi>,</math:mi>
      <math:mstyle math:fontstyle="normal">
        <math:mrow>
          <math:mrow>
            <math:mi math:fontstyle="normal">M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1</math:mn>
          </math:msub>
          <math:mo math:stretchy="false">=</math:mo>
          <math:mn>3</math:mn>
        </math:mrow>
        <math:mo math:stretchy="false">)</math:mo>
      </math:mrow>
    </math:mrow>
    <math:annotation math:encoding="StarMath 5.0">%varepsilon, nitalic {M-Invoke}(T_1 = 3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b({}+{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  <math:mi>,</math:mi>
      <math:mstyle math:fontstyle="normal">
        <math:mrow>
          <math:mrow>
            <math:mi math:fontstyle="normal">C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1</math:mn>
          </math:msub>
          <math:mo math:stretchy="false">=</math:mo>
          <math:mn>3</math:mn>
        </math:mrow>
        <math:mo math:stretchy="false">)</math:mo>
      </math:mrow>
    </math:mrow>
    <math:annotation math:encoding="StarMath 5.0">a({}+{}), nitalic {C-Invoke}(T_1 = 3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ɛ</math:mo>
      <math:mi>,</math:mi>
      <math:mstyle math:fontstyle="normal">
        <math:mrow>
          <math:mrow>
            <math:mi math:fontstyle="normal">M</math:mi>
            <math:mo math:stretchy="false">−</math:mo>
            <math:mi>Invoke</math:mi>
          </math:mrow>
        </math:mrow>
      </math:mstyle>
      <math:mrow>
        <math:mo math:stretchy="false">(</math:mo>
        <math:mrow>
          <math:msub>
            <math:mi>T</math:mi>
            <math:mn>1</math:mn>
          </math:msub>
          <math:mo math:stretchy="false">=</math:mo>
          <math:mn>3</math:mn>
        </math:mrow>
        <math:mo math:stretchy="false">)</math:mo>
      </math:mrow>
    </math:mrow>
    <math:annotation math:encoding="StarMath 5.0">%varepsilon, nitalic {M-Invoke}(T_1 = 3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a({}+{})</math:annotation>
  </math:semantics>
</math:math>
</file>